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Menlo, monospace"/>
  </office:font-face-decls>
  <office:automatic-styles>
    <style:style style:name="Table1" style:family="table">
      <style:table-properties style:width="1.3722in" table:align="left"/>
    </style:style>
    <style:style style:name="Table1.A" style:family="table-column">
      <style:table-column-properties style:column-width="1.3722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1e2b" loext:opacity="100%" style:font-name="Source Code Pro" fo:font-size="11.25pt" fo:letter-spacing="normal" fo:font-style="normal" fo:font-weight="normal"/>
    </style:style>
    <style:style style:name="P2" style:family="paragraph" style:parent-style-name="Standard">
      <style:text-properties officeooo:rsid="000f34f7" officeooo:paragraph-rsid="000f34f7"/>
    </style:style>
    <style:style style:name="P3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45"/><text:span text:style-name="T2">Installation of Mongodb</text:span></text:p>
      <text:p text:style-name="Standard"/>
      <text:p text:style-name="Standard">wget -qO - https://www.mongodb.org/static/pgp/server-6.0.asc | sudo apt-key add -</text:p>
      <text:p text:style-name="Standard"/>
      <text:p text:style-name="Standard">echo "deb [ arch=amd64,arm64 ] https://repo.mongodb.org/apt/ubuntu $(lsb_release -cs)/mongodb-org/6.0 multiverse" | sudo tee /etc/apt/sources.list.d/mongodb-org-6.0.list</text:p>
      <text:p text:style-name="Standard"/>
      <text:p text:style-name="Standard">sudo apt-get install -y mongodb-org</text:p>
      <text:p text:style-name="Standard"/>
      <text:p text:style-name="Standard">sudo systemctl start mongod</text:p>
      <text:p text:style-name="Standard"/>
      <text:p text:style-name="Standard">sudo systemctl enable mongod</text:p>
      <text:p text:style-name="Standard"/>
      <text:p text:style-name="Standard">sudo systemctl status mongod</text:p>
      <text:p text:style-name="Standard"/>
      <text:p text:style-name="Standard">wget <text:a xlink:type="simple" xlink:href="https://downloads.mongodb.com/compass/mongodb-compass_1.43.5_amd64.deb" text:style-name="Internet_20_link" text:visited-style-name="Visited_20_Internet_20_Link">https://downloads.mongodb.com/compass/mongodb-compass_1.43.5_amd64.deb</text:a></text:p>
      <text:p text:style-name="Standard"/>
      <text:p text:style-name="Standard">sudo apt install ./mongodb-compass_1.43.5_amd64.deb</text:p>
      <text:p text:style-name="Standard"/>
      <text:p text:style-name="P1">sudo dpkg -i mongodb-compass_1.43.5_amd64.deb</text:p>
      <text:p text:style-name="P1"/>
      <text:p text:style-name="P1">sudo apt-get install -f 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mongodb-compass</text:p>
          </table:table-cell>
        </table:table-row>
      </table:table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Menlo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9:36:52.533640977</meta:creation-date>
    <dc:date>2024-08-09T20:04:27.574557805</dc:date>
    <meta:editing-duration>PT7M4S</meta:editing-duration>
    <meta:editing-cycles>1</meta:editing-cycles>
    <meta:document-statistic meta:table-count="1" meta:image-count="0" meta:object-count="0" meta:page-count="1" meta:paragraph-count="12" meta:word-count="57" meta:character-count="646" meta:non-whitespace-character-count="555"/>
    <meta:generator>LibreOffice/7.3.7.2$Linux_X86_64 LibreOffice_project/30$Build-2</meta:generator>
  </office:meta>
</office:document-meta>
</file>